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4000008981CD7BD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016in" svg:width="8.4992in" svg:height="10.9984in" draw:z-index="0"><draw:image xlink:href="Pictures/10000001000006A4000008981CD7BD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17:26:20.246000000</meta:creation-date>
    <dc:date>2025-10-07T17:28:15.977000000</dc:date>
    <meta:editing-duration>PT1M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7.2$Windows_x86 LibreOffice_project/e07d0a63a46349d29051da79b1fde8160bab2a89</meta:generator>
  </office:meta>
</office:document-meta>
</file>